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4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27"/>
    <style:style style:name="ce8" style:family="table-cell" style:parent-style-name="Default" style:data-style-name="N10127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0125"/>
    <style:style style:name="ce10" style:family="table-cell" style:parent-style-name="Default" style:data-style-name="N10127">
      <style:text-properties style:font-name="Liberation 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7"/>
        <table:table-column table:style-name="co3" table:default-cell-style-name="ce9"/>
        <table:table-column table:style-name="co3" table:default-cell-style-name="ce7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1500Nar_Tp800Nar_LH</text:p>
          </table:table-cell>
          <table:table-cell office:value-type="string" calcext:value-type="string">
            <text:p>/ZprimeToTprimeT_TprimeToWB_Zp1500Nar_Tp800Nar_LH_TuneCUETP8M2T4_13TeV-madgraph-pythia8_V2/RunIISummer16MiniAODv2-PUMoriond17_80X_mcRun2_asymptotic_2016_TrancheIV_v6-v2/MINIAODSIM</text:p>
          </table:table-cell>
          <table:table-cell table:style-name="ce5" office:value-type="float" office:value="248432" calcext:value-type="float">
            <text:p>248432</text:p>
          </table:table-cell>
          <table:table-cell table:style-name="ce8" office:value-type="float" office:value="45.51" calcext:value-type="float">
            <text:p>45.510000</text:p>
          </table:table-cell>
          <table:table-cell table:formula="of:=1/[.C2]" office:value-type="float" office:value="0.00000402524634507632" calcext:value-type="float">
            <text:p>0.00000403</text:p>
          </table:table-cell>
          <table:table-cell table:formula="of:=1/[.C2]*1000*[.D2]" office:value-type="float" office:value="0.183188961164423" calcext:value-type="float">
            <text:p>0.1831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ZprimeToTprimeT_TprimeToWB_Zp1500Wid_Tp800Nar_LH</text:p>
          </table:table-cell>
          <table:table-cell office:value-type="string" calcext:value-type="string">
            <text:p>/ZprimeToTprimeT_TprimeToWB_Zp1500WID_Tp800Nar_LH_TuneCUETP8M2T4_13TeV-madgraph-pythia8_V2/RunIISummer16MiniAODv2-PUMoriond17_80X_mcRun2_asymptotic_2016_TrancheIV_v6-v2/MINIAODSIM</text:p>
          </table:table-cell>
          <table:table-cell table:style-name="ce5" office:value-type="float" office:value="238560" calcext:value-type="float">
            <text:p>238560</text:p>
          </table:table-cell>
          <table:table-cell table:style-name="ce8" office:value-type="float" office:value="1.086" calcext:value-type="float">
            <text:p>1.086000</text:p>
          </table:table-cell>
          <table:table-cell table:formula="of:=1/[.C3]" office:value-type="float" office:value="0.00000419181757209926" calcext:value-type="float">
            <text:p>0.00000419</text:p>
          </table:table-cell>
          <table:table-cell table:formula="of:=1/[.C3]*1000*[.D3]" office:value-type="float" office:value="0.0045523138832998" calcext:value-type="float">
            <text:p>0.00455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ZprimeToTprimeT_TprimeToWB_Zp1500Nar_Tp1000Nar_LH</text:p>
          </table:table-cell>
          <table:table-cell office:value-type="string" calcext:value-type="string">
            <text:p>/ZprimeToTprimeT_TprimeToWB_Zp1500Nar_Tp1000Nar_LH_TuneCUETP8M2T4_13TeV-madgraph-pythia8_V2/RunIISummer16MiniAODv2-PUMoriond17_80X_mcRun2_asymptotic_2016_TrancheIV_v6-v2/MINIAODSIM</text:p>
          </table:table-cell>
          <table:table-cell table:style-name="ce5" office:value-type="float" office:value="245491" calcext:value-type="float">
            <text:p>245491</text:p>
          </table:table-cell>
          <table:table-cell table:style-name="ce8" office:value-type="float" office:value="28.52" calcext:value-type="float">
            <text:p>28.520000</text:p>
          </table:table-cell>
          <table:table-cell table:formula="of:=1/[.C4]" office:value-type="float" office:value="0.00000407346908847982" calcext:value-type="float">
            <text:p>0.00000407</text:p>
          </table:table-cell>
          <table:table-cell table:formula="of:=1/[.C4]*1000*[.D4]" office:value-type="float" office:value="0.116175338403445" calcext:value-type="float">
            <text:p>0.1161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ZprimeToTprimeT_TprimeToWB_Zp1500Wid_Tp1000Nar_LH</text:p>
          </table:table-cell>
          <table:table-cell office:value-type="string" calcext:value-type="string">
            <text:p>/ZprimeToTprimeT_TprimeToWB_Zp1500WID_Tp1000Nar_LH_TuneCUETP8M2T4_13TeV-madgraph-pythia8_V2/RunIISummer16MiniAODv2-PUMoriond17_80X_mcRun2_asymptotic_2016_TrancheIV_v6-v2/MINIAODSIM</text:p>
          </table:table-cell>
          <table:table-cell table:style-name="ce5" office:value-type="float" office:value="250000" calcext:value-type="float">
            <text:p>250000</text:p>
          </table:table-cell>
          <table:table-cell table:style-name="ce8" office:value-type="float" office:value="0.6229" calcext:value-type="float">
            <text:p>0.622900</text:p>
          </table:table-cell>
          <table:table-cell table:formula="of:=1/[.C5]" office:value-type="float" office:value="0.000004" calcext:value-type="float">
            <text:p>0.00000400</text:p>
          </table:table-cell>
          <table:table-cell table:formula="of:=1/[.C5]*1000*[.D5]" office:value-type="float" office:value="0.0024916" calcext:value-type="float">
            <text:p>0.00249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ZprimeToTprimeT_TprimeToWB_Zp1500Nar_Tp1300Nar_LH</text:p>
          </table:table-cell>
          <table:table-cell table:style-name="ce3" office:value-type="string" calcext:value-type="string">
            <text:p>/ZprimeToTprimeT_TprimeToWB_Zp1500Nar_Tp1300Nar_LH_TuneCUETP8M2T4_13TeV-madgraph-pythia8_V2/RunIISummer16MiniAODv2-PUMoriond17_80X_mcRun2_asymptotic_2016_TrancheIV_v6-v4/MINIAODSIM</text:p>
          </table:table-cell>
          <table:table-cell table:style-name="ce5" office:value-type="float" office:value="248434" calcext:value-type="float">
            <text:p>248434</text:p>
          </table:table-cell>
          <table:table-cell table:style-name="ce8" office:value-type="float" office:value="3.888" calcext:value-type="float">
            <text:p>3.888000</text:p>
          </table:table-cell>
          <table:table-cell table:formula="of:=1/[.C6]" office:value-type="float" office:value="0.00000402521394012092" calcext:value-type="float">
            <text:p>0.00000403</text:p>
          </table:table-cell>
          <table:table-cell table:formula="of:=1/[.C6]*1000*[.D6]" office:value-type="float" office:value="0.0156500317991901" calcext:value-type="float">
            <text:p>0.0156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ZprimeToTprimeT_TprimeToWB_Zp1500Wid_Tp1300Nar_LH</text:p>
          </table:table-cell>
          <table:table-cell office:value-type="string" calcext:value-type="string">
            <text:p>/ZprimeToTprimeT_TprimeToWB_Zp1500WID_Tp1300Nar_LH_TuneCUETP8M2T4_13TeV-madgraph-pythia8_V2/RunIISummer16MiniAODv2-PUMoriond17_80X_mcRun2_asymptotic_2016_TrancheIV_v6-v2/MINIAODSIM</text:p>
          </table:table-cell>
          <table:table-cell table:style-name="ce1" office:value-type="float" office:value="241750" calcext:value-type="float">
            <text:p>241750</text:p>
          </table:table-cell>
          <table:table-cell table:style-name="ce8" office:value-type="float" office:value="0.1636" calcext:value-type="float">
            <text:p>0.163600</text:p>
          </table:table-cell>
          <table:table-cell table:formula="of:=1/[.C7]" office:value-type="float" office:value="0.00000413650465356774" calcext:value-type="float">
            <text:p>0.00000414</text:p>
          </table:table-cell>
          <table:table-cell table:formula="of:=1/[.C7]*1000*[.D7]" office:value-type="float" office:value="0.000676732161323682" calcext:value-type="float">
            <text:p>0.00067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ZprimeToTprimeT_TprimeToWB_Zp1750Nar_Tp1300Nar_LH</text:p>
          </table:table-cell>
          <table:table-cell office:value-type="string" calcext:value-type="string">
            <text:p>/ZprimeToTprimeT_TprimeToWB_Zp1750Nar_Tp1300Nar_LH_TuneCUETP8M2T4_13TeV-madgraph-pythia8_V2/RunIISummer16MiniAODv2-PUMoriond17_80X_mcRun2_asymptotic_2016_TrancheIV_v6-v3/MINIAODSIM</text:p>
          </table:table-cell>
          <table:table-cell table:style-name="ce5" office:value-type="float" office:value="245928" calcext:value-type="float">
            <text:p>245928</text:p>
          </table:table-cell>
          <table:table-cell table:style-name="ce8" office:value-type="float" office:value="8.951" calcext:value-type="float">
            <text:p>8.951000</text:p>
          </table:table-cell>
          <table:table-cell table:formula="of:=1/[.C8]" office:value-type="float" office:value="0.00000406623076672847" calcext:value-type="float">
            <text:p>0.00000407</text:p>
          </table:table-cell>
          <table:table-cell table:formula="of:=1/[.C8]*1000*[.D8]" office:value-type="float" office:value="0.0363968315929866" calcext:value-type="float">
            <text:p>0.03639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1750Wid_Tp1300Nar_LH</text:p>
          </table:table-cell>
          <table:table-cell table:style-name="ce3" office:value-type="string" calcext:value-type="string">
            <text:p>/ZprimeToTprimeT_TprimeToWB_Zp1750WID_Tp1300Nar_LH_TuneCUETP8M2T4_13TeV-madgraph-pythia8_V2/RunIISummer16MiniAODv2-PUMoriond17_80X_mcRun2_asymptotic_2016_TrancheIV_v6-v2/MINIAODSIM</text:p>
          </table:table-cell>
          <table:table-cell office:value-type="float" office:value="248587" calcext:value-type="float">
            <text:p>248587</text:p>
          </table:table-cell>
          <table:table-cell table:style-name="ce8" office:value-type="float" office:value="8.976" calcext:value-type="float">
            <text:p>8.976000</text:p>
          </table:table-cell>
          <table:table-cell table:formula="of:=1/[.C9]" office:value-type="float" office:value="0.00000402273650673607" calcext:value-type="float">
            <text:p>0.00000402</text:p>
          </table:table-cell>
          <table:table-cell table:formula="of:=1/[.C9]*1000*[.D9]" office:value-type="float" office:value="0.036108082884463" calcext:value-type="float">
            <text:p>0.0361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000Nar_Tp1000Nar_LH</text:p>
          </table:table-cell>
          <table:table-cell office:value-type="string" calcext:value-type="string">
            <text:p>/ZprimeToTprimeT_TprimeToWB_Zp2000Nar_Tp1000Nar_LH_TuneCUETP8M2T4_13TeV-madgraph-pythia8_V2/RunIISummer16MiniAODv2-PUMoriond17_80X_mcRun2_asymptotic_2016_TrancheIV_v6-v2/MINIAODSIM</text:p>
          </table:table-cell>
          <table:table-cell office:value-type="float" office:value="238860" calcext:value-type="float">
            <text:p>238860</text:p>
          </table:table-cell>
          <table:table-cell office:value-type="float" office:value="11.6" calcext:value-type="float">
            <text:p>11.600000</text:p>
          </table:table-cell>
          <table:table-cell table:formula="of:=1/[.C10]" office:value-type="float" office:value="0.00000418655279243071" calcext:value-type="float">
            <text:p>0.00000419</text:p>
          </table:table-cell>
          <table:table-cell table:formula="of:=1/[.C10]*1000*[.D10]" office:value-type="float" office:value="0.0485640123921963" calcext:value-type="float">
            <text:p>0.04856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000Wid_Tp1000Nar_LH</text:p>
          </table:table-cell>
          <table:table-cell office:value-type="string" calcext:value-type="string">
            <text:p>/ZprimeToTprimeT_TprimeToWB_Zp2000WID_Tp1000Nar_LH_TuneCUETP8M2T4_13TeV-madgraph-pythia8_V2/RunIISummer16MiniAODv2-PUMoriond17_80X_mcRun2_asymptotic_2016_TrancheIV_v6-v2/MINIAODSIM</text:p>
          </table:table-cell>
          <table:table-cell table:style-name="ce5" office:value-type="float" office:value="242040" calcext:value-type="float">
            <text:p>242040</text:p>
          </table:table-cell>
          <table:table-cell office:value-type="float" office:value="0.2904" calcext:value-type="float">
            <text:p>0.290400</text:p>
          </table:table-cell>
          <table:table-cell table:formula="of:=1/[.C11]" office:value-type="float" office:value="0.00000413154850437944" calcext:value-type="float">
            <text:p>0.00000413</text:p>
          </table:table-cell>
          <table:table-cell table:formula="of:=1/[.C11]*1000*[.D11]" office:value-type="float" office:value="0.00119980168567179" calcext:value-type="float">
            <text:p>0.0012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000Nar_Tp1300Nar_LH</text:p>
          </table:table-cell>
          <table:table-cell office:value-type="string" calcext:value-type="string">
            <text:p>/ZprimeToTprimeT_TprimeToWB_Zp2000Nar_Tp1300Nar_LH_TuneCUETP8M2T4_13TeV-madgraph-pythia8_V2/RunIISummer16MiniAODv2-PUMoriond17_80X_mcRun2_asymptotic_2016_TrancheIV_v6-v2/MINIAODSIM</text:p>
          </table:table-cell>
          <table:table-cell table:style-name="ce5" office:value-type="float" office:value="246954" calcext:value-type="float">
            <text:p>246954</text:p>
          </table:table-cell>
          <table:table-cell office:value-type="float" office:value="7.248" calcext:value-type="float">
            <text:p>7.248000</text:p>
          </table:table-cell>
          <table:table-cell table:formula="of:=1/[.C12]" office:value-type="float" office:value="0.00000404933712351288" calcext:value-type="float">
            <text:p>0.00000405</text:p>
          </table:table-cell>
          <table:table-cell table:formula="of:=1/[.C12]*1000*[.D12]" office:value-type="float" office:value="0.0293495954712214" calcext:value-type="float">
            <text:p>0.0293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000Wid_Tp1300Nar_LH</text:p>
          </table:table-cell>
          <table:table-cell office:value-type="string" calcext:value-type="string">
            <text:p>/ZprimeToTprimeT_TprimeToWB_Zp2000WID_Tp1300Nar_LH_TuneCUETP8M2T4_13TeV-madgraph-pythia8_V2/RunIISummer16MiniAODv2-PUMoriond17_80X_mcRun2_asymptotic_2016_TrancheIV_v6-v2/MINIAODSIM</text:p>
          </table:table-cell>
          <table:table-cell table:style-name="ce5" office:value-type="float" office:value="244752" calcext:value-type="float">
            <text:p>244752</text:p>
          </table:table-cell>
          <table:table-cell office:value-type="float" office:value="0.1578" calcext:value-type="float">
            <text:p>0.157800</text:p>
          </table:table-cell>
          <table:table-cell table:formula="of:=1/[.C13]" office:value-type="float" office:value="0.00000408576845133033" calcext:value-type="float">
            <text:p>0.00000409</text:p>
          </table:table-cell>
          <table:table-cell table:formula="of:=1/[.C13]*1000*[.D13]" office:value-type="float" office:value="0.000644734261619925" calcext:value-type="float">
            <text:p>0.00064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000Nar_Tp1500Nar_LH</text:p>
          </table:table-cell>
          <table:table-cell office:value-type="string" calcext:value-type="string">
            <text:p>/ZprimeToTprimeT_TprimeToWB_Zp2000Nar_Tp1500Nar_LH_TuneCUETP8M2T4_13TeV-madgraph-pythia8_V2/RunIISummer16MiniAODv2-PUMoriond17_80X_mcRun2_asymptotic_2016_TrancheIV_v6-v2/MINIAODSIM</text:p>
          </table:table-cell>
          <table:table-cell table:style-name="ce5" office:value-type="float" office:value="247216" calcext:value-type="float">
            <text:p>247216</text:p>
          </table:table-cell>
          <table:table-cell office:value-type="float" office:value="4.33" calcext:value-type="float">
            <text:p>4.330000</text:p>
          </table:table-cell>
          <table:table-cell table:formula="of:=1/[.C14]" office:value-type="float" office:value="0.00000404504562811469" calcext:value-type="float">
            <text:p>0.00000405</text:p>
          </table:table-cell>
          <table:table-cell table:formula="of:=1/[.C14]*1000*[.D14]" office:value-type="float" office:value="0.0175150475697366" calcext:value-type="float">
            <text:p>0.01751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000Wid_Tp1500Nar_LH</text:p>
          </table:table-cell>
          <table:table-cell office:value-type="string" calcext:value-type="string">
            <text:p>/ZprimeToTprimeT_TprimeToWB_Zp2000WID_Tp1500Nar_LH_TuneCUETP8M2T4_13TeV-madgraph-pythia8_V2/RunIISummer16MiniAODv2-PUMoriond17_80X_mcRun2_asymptotic_2016_TrancheIV_v6-v2/MINIAODSIM</text:p>
          </table:table-cell>
          <table:table-cell table:style-name="ce5" office:value-type="float" office:value="239410" calcext:value-type="float">
            <text:p>239410</text:p>
          </table:table-cell>
          <table:table-cell office:value-type="float" office:value="0.09067" calcext:value-type="float">
            <text:p>0.090670</text:p>
          </table:table-cell>
          <table:table-cell table:formula="of:=1/[.C15]" office:value-type="float" office:value="0.00000417693496512259" calcext:value-type="float">
            <text:p>0.00000418</text:p>
          </table:table-cell>
          <table:table-cell table:formula="of:=1/[.C15]*1000*[.D15]" office:value-type="float" office:value="0.000378722693287665" calcext:value-type="float">
            <text:p>0.0003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250Nar_Tp1300Nar_LH</text:p>
          </table:table-cell>
          <table:table-cell office:value-type="string" calcext:value-type="string">
            <text:p>/ZprimeToTprimeT_TprimeToWB_Zp2250Nar_Tp1300Nar_LH_TuneCUETP8M2T4_13TeV-madgraph-pythia8_V2/RunIISummer16MiniAODv2-PUMoriond17_80X_mcRun2_asymptotic_2016_TrancheIV_v6-v3/MINIAODSIM</text:p>
          </table:table-cell>
          <table:table-cell table:style-name="ce5" office:value-type="float" office:value="246910" calcext:value-type="float">
            <text:p>246910</text:p>
          </table:table-cell>
          <table:table-cell office:value-type="float" office:value="4.879" calcext:value-type="float">
            <text:p>4.879000</text:p>
          </table:table-cell>
          <table:table-cell table:formula="of:=1/[.C16]" office:value-type="float" office:value="0.00000405005872585153" calcext:value-type="float">
            <text:p>0.00000405</text:p>
          </table:table-cell>
          <table:table-cell table:formula="of:=1/[.C16]*1000*[.D16]" office:value-type="float" office:value="0.0197602365234296" calcext:value-type="float">
            <text:p>0.01976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250Wid_Tp1300Nar_LH</text:p>
          </table:table-cell>
          <table:table-cell office:value-type="string" calcext:value-type="string">
            <text:p>/ZprimeToTprimeT_TprimeToWB_Zp2250WID_Tp1300Nar_LH_TuneCUETP8M2T4_13TeV-madgraph-pythia8_V2/RunIISummer16MiniAODv2-PUMoriond17_80X_mcRun2_asymptotic_2016_TrancheIV_v6-v2/MINIAODSIM</text:p>
          </table:table-cell>
          <table:table-cell table:style-name="ce5" office:value-type="float" office:value="250000" calcext:value-type="float">
            <text:p>250000</text:p>
          </table:table-cell>
          <table:table-cell office:value-type="float" office:value="4.88" calcext:value-type="float">
            <text:p>4.880000</text:p>
          </table:table-cell>
          <table:table-cell table:formula="of:=1/[.C17]" office:value-type="float" office:value="0.000004" calcext:value-type="float">
            <text:p>0.00000400</text:p>
          </table:table-cell>
          <table:table-cell table:formula="of:=1/[.C17]*1000*[.D17]" office:value-type="float" office:value="0.01952" calcext:value-type="float">
            <text:p>0.0195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250Nar_Tp1500Nar_LH</text:p>
          </table:table-cell>
          <table:table-cell office:value-type="string" calcext:value-type="string">
            <text:p>/ZprimeToTprimeT_TprimeToWB_Zp2250Nar_Tp1500Nar_LH_TuneCUETP8M2T4_13TeV-madgraph-pythia8_V2/RunIISummer16MiniAODv2-PUMoriond17_80X_mcRun2_asymptotic_2016_TrancheIV_v6-v2/MINIAODSIM</text:p>
          </table:table-cell>
          <table:table-cell table:style-name="ce5" office:value-type="float" office:value="250000" calcext:value-type="float">
            <text:p>250000</text:p>
          </table:table-cell>
          <table:table-cell office:value-type="float" office:value="3.528" calcext:value-type="float">
            <text:p>3.528000</text:p>
          </table:table-cell>
          <table:table-cell table:formula="of:=1/[.C18]" office:value-type="float" office:value="0.000004" calcext:value-type="float">
            <text:p>0.00000400</text:p>
          </table:table-cell>
          <table:table-cell table:formula="of:=1/[.C18]*1000*[.D18]" office:value-type="float" office:value="0.014112" calcext:value-type="float">
            <text:p>0.0141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250Wid_Tp1500Nar_LH</text:p>
          </table:table-cell>
          <table:table-cell office:value-type="string" calcext:value-type="string">
            <text:p>/ZprimeToTprimeT_TprimeToWB_Zp2250WID_Tp1500Nar_LH_TuneCUETP8M2T4_13TeV-madgraph-pythia8_V2/RunIISummer16MiniAODv2-PUMoriond17_80X_mcRun2_asymptotic_2016_TrancheIV_v6-v2/MINIAODSIM</text:p>
          </table:table-cell>
          <table:table-cell table:style-name="ce5" office:value-type="float" office:value="248826" calcext:value-type="float">
            <text:p>248826</text:p>
          </table:table-cell>
          <table:table-cell office:value-type="float" office:value="3.531" calcext:value-type="float">
            <text:p>3.531000</text:p>
          </table:table-cell>
          <table:table-cell table:formula="of:=1/[.C19]" office:value-type="float" office:value="0.000004018872625851" calcext:value-type="float">
            <text:p>0.00000402</text:p>
          </table:table-cell>
          <table:table-cell table:formula="of:=1/[.C19]*1000*[.D19]" office:value-type="float" office:value="0.0141906392418799" calcext:value-type="float">
            <text:p>0.01419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500Nar_Tp1300Nar_LH</text:p>
          </table:table-cell>
          <table:table-cell office:value-type="string" calcext:value-type="string">
            <text:p>/ZprimeToTprimeT_TprimeToWB_Zp2500Nar_Tp1300Nar_LH_TuneCUETP8M2T4_13TeV-madgraph-pythia8_V2/RunIISummer16MiniAODv2-PUMoriond17_80X_mcRun2_asymptotic_2016_TrancheIV_v6-v2/MINIAODSIM</text:p>
          </table:table-cell>
          <table:table-cell table:style-name="ce5" office:value-type="float" office:value="238023" calcext:value-type="float">
            <text:p>238023</text:p>
          </table:table-cell>
          <table:table-cell office:value-type="float" office:value="2.982" calcext:value-type="float">
            <text:p>2.982000</text:p>
          </table:table-cell>
          <table:table-cell table:formula="of:=1/[.C20]" office:value-type="float" office:value="0.00000420127466673389" calcext:value-type="float">
            <text:p>0.00000420</text:p>
          </table:table-cell>
          <table:table-cell table:formula="of:=1/[.C20]*1000*[.D20]" office:value-type="float" office:value="0.0125282010562005" calcext:value-type="float">
            <text:p>0.01252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500Wid_Tp1300Nar_LH</text:p>
          </table:table-cell>
          <table:table-cell office:value-type="string" calcext:value-type="string">
            <text:p>/ZprimeToTprimeT_TprimeToWB_Zp2500WID_Tp1300Nar_LH_TuneCUETP8M2T4_13TeV-madgraph-pythia8_V2/RunIISummer16MiniAODv2-PUMoriond17_80X_mcRun2_asymptotic_2016_TrancheIV_v6-v2/MINIAODSIM</text:p>
          </table:table-cell>
          <table:table-cell table:style-name="ce5" office:value-type="float" office:value="241928" calcext:value-type="float">
            <text:p>241928</text:p>
          </table:table-cell>
          <table:table-cell office:value-type="float" office:value="0.07731" calcext:value-type="float">
            <text:p>0.077310</text:p>
          </table:table-cell>
          <table:table-cell table:formula="of:=1/[.C21]" office:value-type="float" office:value="0.0000041334611950663" calcext:value-type="float">
            <text:p>0.00000413</text:p>
          </table:table-cell>
          <table:table-cell table:formula="of:=1/[.C21]*1000*[.D21]" office:value-type="float" office:value="0.000319557884990576" calcext:value-type="float">
            <text:p>0.0003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500Nar_Tp1500Nar_LH</text:p>
          </table:table-cell>
          <table:table-cell office:value-type="string" calcext:value-type="string">
            <text:p>/ZprimeToTprimeT_TprimeToWB_Zp2500Nar_Tp1500Nar_LH_TuneCUETP8M2T4_13TeV-madgraph-pythia8_V2/RunIISummer16MiniAODv2-PUMoriond17_80X_mcRun2_asymptotic_2016_TrancheIV_v6-v3/MINIAODSIM</text:p>
          </table:table-cell>
          <table:table-cell table:style-name="ce5" office:value-type="float" office:value="243695" calcext:value-type="float">
            <text:p>243695</text:p>
          </table:table-cell>
          <table:table-cell office:value-type="float" office:value="2.44" calcext:value-type="float">
            <text:p>2.440000</text:p>
          </table:table-cell>
          <table:table-cell table:formula="of:=1/[.C22]" office:value-type="float" office:value="0.00000410349001826053" calcext:value-type="float">
            <text:p>0.00000410</text:p>
          </table:table-cell>
          <table:table-cell table:formula="of:=1/[.C22]*1000*[.D22]" office:value-type="float" office:value="0.0100125156445557" calcext:value-type="float">
            <text:p>0.0100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500Wid_Tp1500Nar_LH</text:p>
          </table:table-cell>
          <table:table-cell office:value-type="string" calcext:value-type="string">
            <text:p>/ZprimeToTprimeT_TprimeToWB_Zp2500WID_Tp1500Nar_LH_TuneCUETP8M2T4_13TeV-madgraph-pythia8_V2/RunIISummer16MiniAODv2-PUMoriond17_80X_mcRun2_asymptotic_2016_TrancheIV_v6-v2/MINIAODSIM</text:p>
          </table:table-cell>
          <table:table-cell table:style-name="ce5" office:value-type="float" office:value="242220" calcext:value-type="float">
            <text:p>242220</text:p>
          </table:table-cell>
          <table:table-cell office:value-type="float" office:value="0.05573" calcext:value-type="float">
            <text:p>0.055730</text:p>
          </table:table-cell>
          <table:table-cell table:formula="of:=1/[.C23]" office:value-type="float" office:value="0.00000412847824291966" calcext:value-type="float">
            <text:p>0.00000413</text:p>
          </table:table-cell>
          <table:table-cell table:formula="of:=1/[.C23]*1000*[.D23]" office:value-type="float" office:value="0.000230080092477913" calcext:value-type="float">
            <text:p>0.00023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500Nar_Tp1800Nar_LH</text:p>
          </table:table-cell>
          <table:table-cell office:value-type="string" calcext:value-type="string">
            <text:p>/ZprimeToTprimeT_TprimeToWB_Zp2500Nar_Tp1800Nar_LH_TuneCUETP8M2T4_13TeV-madgraph-pythia8_V2/RunIISummer16MiniAODv2-PUMoriond17_80X_mcRun2_asymptotic_2016_TrancheIV_v6-v2/MINIAODSIM</text:p>
          </table:table-cell>
          <table:table-cell table:style-name="ce5" office:value-type="float" office:value="233654" calcext:value-type="float">
            <text:p>233654</text:p>
          </table:table-cell>
          <table:table-cell office:value-type="float" office:value="1.467" calcext:value-type="float">
            <text:p>1.467000</text:p>
          </table:table-cell>
          <table:table-cell table:formula="of:=1/[.C24]" office:value-type="float" office:value="0.00000427983257294975" calcext:value-type="float">
            <text:p>0.00000428</text:p>
          </table:table-cell>
          <table:table-cell table:formula="of:=1/[.C24]*1000*[.D24]" office:value-type="float" office:value="0.00627851438451728" calcext:value-type="float">
            <text:p>0.0062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500Wid_Tp1800Nar_LH</text:p>
          </table:table-cell>
          <table:table-cell office:value-type="string" calcext:value-type="string">
            <text:p>/ZprimeToTprimeT_TprimeToWB_Zp2500WID_Tp1800Nar_LH_TuneCUETP8M2T4_13TeV-madgraph-pythia8_V2/RunIISummer16MiniAODv2-PUMoriond17_80X_mcRun2_asymptotic_2016_TrancheIV_v6-v2/MINIAODSIM</text:p>
          </table:table-cell>
          <table:table-cell table:style-name="ce5" office:value-type="float" office:value="238798" calcext:value-type="float">
            <text:p>238798</text:p>
          </table:table-cell>
          <table:table-cell office:value-type="float" office:value="0.02993" calcext:value-type="float">
            <text:p>0.029930</text:p>
          </table:table-cell>
          <table:table-cell table:formula="of:=1/[.C25]" office:value-type="float" office:value="0.00000418763976247707" calcext:value-type="float">
            <text:p>0.00000419</text:p>
          </table:table-cell>
          <table:table-cell table:formula="of:=1/[.C25]*1000*[.D25]" office:value-type="float" office:value="0.000125336058090939" calcext:value-type="float">
            <text:p>0.0001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750Nar_Tp1500Nar_LH</text:p>
          </table:table-cell>
          <table:table-cell office:value-type="string" calcext:value-type="string">
            <text:p>/ZprimeToTprimeT_TprimeToWB_Zp2750Nar_Tp1500Nar_LH_TuneCUETP8M2T4_13TeV-madgraph-pythia8_V2/RunIISummer16MiniAODv2-PUMoriond17_80X_mcRun2_asymptotic_2016_TrancheIV_v6-v2/MINIAODSIM</text:p>
          </table:table-cell>
          <table:table-cell table:style-name="ce5" office:value-type="float" office:value="238854" calcext:value-type="float">
            <text:p>238854</text:p>
          </table:table-cell>
          <table:table-cell office:value-type="float" office:value="1.583" calcext:value-type="float">
            <text:p>1.583000</text:p>
          </table:table-cell>
          <table:table-cell table:formula="of:=1/[.C26]" office:value-type="float" office:value="0.00000418665795841811" calcext:value-type="float">
            <text:p>0.00000419</text:p>
          </table:table-cell>
          <table:table-cell table:formula="of:=1/[.C26]*1000*[.D26]" office:value-type="float" office:value="0.00662747954817587" calcext:value-type="float">
            <text:p>0.00662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2750Wid_Tp1500Nar_LH</text:p>
          </table:table-cell>
          <table:table-cell office:value-type="string" calcext:value-type="string">
            <text:p>/ZprimeToTprimeT_TprimeToWB_Zp2750WID_Tp1500Nar_LH_TuneCUETP8M2T4_13TeV-madgraph-pythia8_V2/RunIISummer16MiniAODv2-PUMoriond17_80X_mcRun2_asymptotic_2016_TrancheIV_v6-v2/MINIAODSIM</text:p>
          </table:table-cell>
          <table:table-cell table:style-name="ce5" office:value-type="float" office:value="240816" calcext:value-type="float">
            <text:p>240816</text:p>
          </table:table-cell>
          <table:table-cell office:value-type="float" office:value="1.578" calcext:value-type="float">
            <text:p>1.578000</text:p>
          </table:table-cell>
          <table:table-cell table:formula="of:=1/[.C27]" office:value-type="float" office:value="0.00000415254800345492" calcext:value-type="float">
            <text:p>0.00000415</text:p>
          </table:table-cell>
          <table:table-cell table:formula="of:=1/[.C27]*1000*[.D27]" office:value-type="float" office:value="0.00655272074945186" calcext:value-type="float">
            <text:p>0.00655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000Nar_Tp1500Nar_LH</text:p>
          </table:table-cell>
          <table:table-cell office:value-type="string" calcext:value-type="string">
            <text:p>/ZprimeToTprimeT_TprimeToWB_Zp3000Nar_Tp1500Nar_LH_TuneCUETP8M2T4_13TeV-madgraph-pythia8_V2/RunIISummer16MiniAODv2-PUMoriond17_80X_mcRun2_asymptotic_2016_TrancheIV_v6-v2/MINIAODSIM</text:p>
          </table:table-cell>
          <table:table-cell table:style-name="ce5" office:value-type="float" office:value="246860" calcext:value-type="float">
            <text:p>246860</text:p>
          </table:table-cell>
          <table:table-cell office:value-type="float" office:value="1.002" calcext:value-type="float">
            <text:p>1.002000</text:p>
          </table:table-cell>
          <table:table-cell table:formula="of:=1/[.C28]" office:value-type="float" office:value="0.00000405087904075184" calcext:value-type="float">
            <text:p>0.00000405</text:p>
          </table:table-cell>
          <table:table-cell table:formula="of:=1/[.C28]*1000*[.D28]" office:value-type="float" office:value="0.00405898079883335" calcext:value-type="float">
            <text:p>0.00405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000Wid_Tp1500Nar_LH</text:p>
          </table:table-cell>
          <table:table-cell office:value-type="string" calcext:value-type="string">
            <text:p>/ZprimeToTprimeT_TprimeToWB_Zp3000WID_Tp1500Nar_LH_TuneCUETP8M2T4_13TeV-madgraph-pythia8_V2/RunIISummer16MiniAODv2-PUMoriond17_80X_mcRun2_asymptotic_2016_TrancheIV_v6-v2/MINIAODSIM</text:p>
          </table:table-cell>
          <table:table-cell table:style-name="ce5" office:value-type="float" office:value="239740" calcext:value-type="float">
            <text:p>239740</text:p>
          </table:table-cell>
          <table:table-cell office:value-type="float" office:value="0.0269" calcext:value-type="float">
            <text:p>0.026900</text:p>
          </table:table-cell>
          <table:table-cell table:formula="of:=1/[.C29]" office:value-type="float" office:value="0.00000417118545090515" calcext:value-type="float">
            <text:p>0.00000417</text:p>
          </table:table-cell>
          <table:table-cell table:formula="of:=1/[.C29]*1000*[.D29]" office:value-type="float" office:value="0.000112204888629348" calcext:value-type="float">
            <text:p>0.0001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000Nar_Tp1800Nar_LH</text:p>
          </table:table-cell>
          <table:table-cell office:value-type="string" calcext:value-type="string">
            <text:p>/ZprimeToTprimeT_TprimeToWB_Zp3000Nar_Tp1800Nar_LH_TuneCUETP8M2T4_13TeV-madgraph-pythia8_V2/RunIISummer16MiniAODv2-PUMoriond17_80X_mcRun2_asymptotic_2016_TrancheIV_v6-v2/MINIAODSIM</text:p>
          </table:table-cell>
          <table:table-cell table:style-name="ce5" office:value-type="float" office:value="239740" calcext:value-type="float">
            <text:p>239740</text:p>
          </table:table-cell>
          <table:table-cell office:value-type="float" office:value="0.7563" calcext:value-type="float">
            <text:p>0.756300</text:p>
          </table:table-cell>
          <table:table-cell table:formula="of:=1/[.C30]" office:value-type="float" office:value="0.00000417118545090515" calcext:value-type="float">
            <text:p>0.00000417</text:p>
          </table:table-cell>
          <table:table-cell table:formula="of:=1/[.C30]*1000*[.D30]" office:value-type="float" office:value="0.00315466755651956" calcext:value-type="float">
            <text:p>0.00315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000Wid_Tp1800Nar_LH</text:p>
          </table:table-cell>
          <table:table-cell office:value-type="string" calcext:value-type="string">
            <text:p>/ZprimeToTprimeT_TprimeToWB_Zp3000WID_Tp1800Nar_LH_TuneCUETP8M2T4_13TeV-madgraph-pythia8_V2/RunIISummer16MiniAODv2-PUMoriond17_80X_mcRun2_asymptotic_2016_TrancheIV_v6-v2/MINIAODSIM</text:p>
          </table:table-cell>
          <table:table-cell table:style-name="ce5" office:value-type="float" office:value="243695" calcext:value-type="float">
            <text:p>243695</text:p>
          </table:table-cell>
          <table:table-cell office:value-type="float" office:value="0.01747" calcext:value-type="float">
            <text:p>0.017470</text:p>
          </table:table-cell>
          <table:table-cell table:formula="of:=1/[.C31]" office:value-type="float" office:value="0.00000410349001826053" calcext:value-type="float">
            <text:p>0.00000410</text:p>
          </table:table-cell>
          <table:table-cell table:formula="of:=1/[.C31]*1000*[.D31]" office:value-type="float" office:value="0.0000716879706190115" calcext:value-type="float">
            <text:p>0.00007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000Nar_Tp2100Nar_LH</text:p>
          </table:table-cell>
          <table:table-cell office:value-type="string" calcext:value-type="string">
            <text:p>/ZprimeToTprimeT_TprimeToWB_Zp3000Nar_Tp2100Nar_LH_TuneCUETP8M2T4_13TeV-madgraph-pythia8_V2/RunIISummer16MiniAODv2-PUMoriond17_80X_mcRun2_asymptotic_2016_TrancheIV_v6-v2/MINIAODSIM</text:p>
          </table:table-cell>
          <table:table-cell table:style-name="ce5" office:value-type="float" office:value="245156" calcext:value-type="float">
            <text:p>245156</text:p>
          </table:table-cell>
          <table:table-cell office:value-type="float" office:value="0.5096" calcext:value-type="float">
            <text:p>0.509600</text:p>
          </table:table-cell>
          <table:table-cell table:formula="of:=1/[.C32]" office:value-type="float" office:value="0.00000407903538971104" calcext:value-type="float">
            <text:p>0.00000408</text:p>
          </table:table-cell>
          <table:table-cell table:formula="of:=1/[.C32]*1000*[.D32]" office:value-type="float" office:value="0.00207867643459675" calcext:value-type="float">
            <text:p>0.0020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000Wid_Tp2100Nar_LH</text:p>
          </table:table-cell>
          <table:table-cell office:value-type="string" calcext:value-type="string">
            <text:p>/ZprimeToTprimeT_TprimeToWB_Zp3000WID_Tp2100Nar_LH_TuneCUETP8M2T4_13TeV-madgraph-pythia8_V2/RunIISummer16MiniAODv2-PUMoriond17_80X_mcRun2_asymptotic_2016_TrancheIV_v6-v2/MINIAODSIM</text:p>
          </table:table-cell>
          <table:table-cell table:style-name="ce5" office:value-type="float" office:value="246773" calcext:value-type="float">
            <text:p>246773</text:p>
          </table:table-cell>
          <table:table-cell office:value-type="float" office:value="0.01026" calcext:value-type="float">
            <text:p>0.010260</text:p>
          </table:table-cell>
          <table:table-cell table:formula="of:=1/[.C33]" office:value-type="float" office:value="0.00000405230718109356" calcext:value-type="float">
            <text:p>0.00000405</text:p>
          </table:table-cell>
          <table:table-cell table:formula="of:=1/[.C33]*1000*[.D33]" office:value-type="float" office:value="0.0000415766716780199" calcext:value-type="float">
            <text:p>0.00004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500Nar_Tp1800Nar_LH</text:p>
          </table:table-cell>
          <table:table-cell office:value-type="string" calcext:value-type="string">
            <text:p>/ZprimeToTprimeT_TprimeToWB_Zp3500Nar_Tp1800Nar_LH_TuneCUETP8M2T4_13TeV-madgraph-pythia8_V2/RunIISummer16MiniAODv2-PUMoriond17_80X_mcRun2_asymptotic_2016_TrancheIV_v6-v2/MINIAODSIM</text:p>
          </table:table-cell>
          <table:table-cell table:style-name="ce5" office:value-type="float" office:value="249585" calcext:value-type="float">
            <text:p>249585</text:p>
          </table:table-cell>
          <table:table-cell office:value-type="float" office:value="0.3202" calcext:value-type="float">
            <text:p>0.320200</text:p>
          </table:table-cell>
          <table:table-cell table:formula="of:=1/[.C34]" office:value-type="float" office:value="0.00000400665104072761" calcext:value-type="float">
            <text:p>0.00000401</text:p>
          </table:table-cell>
          <table:table-cell table:formula="of:=1/[.C34]*1000*[.D34]" office:value-type="float" office:value="0.00128292966324098" calcext:value-type="float">
            <text:p>0.00128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500Wid_Tp1800Nar_LH</text:p>
          </table:table-cell>
          <table:table-cell office:value-type="string" calcext:value-type="string">
            <text:p>/ZprimeToTprimeT_TprimeToWB_Zp3500WID_Tp1800Nar_LH_TuneCUETP8M2T4_13TeV-madgraph-pythia8_V2/RunIISummer16MiniAODv2-PUMoriond17_80X_mcRun2_asymptotic_2016_TrancheIV_v6-v2/MINIAODSIM</text:p>
          </table:table-cell>
          <table:table-cell table:style-name="ce5" office:value-type="float" office:value="248407" calcext:value-type="float">
            <text:p>248407</text:p>
          </table:table-cell>
          <table:table-cell office:value-type="float" office:value="0.008886" calcext:value-type="float">
            <text:p>0.008886</text:p>
          </table:table-cell>
          <table:table-cell table:formula="of:=1/[.C35]" office:value-type="float" office:value="0.00000402565145104607" calcext:value-type="float">
            <text:p>0.00000403</text:p>
          </table:table-cell>
          <table:table-cell table:formula="of:=1/[.C35]*1000*[.D35]" office:value-type="float" office:value="0.0000357719387939953" calcext:value-type="float">
            <text:p>0.00003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500Nar_Tp2100Nar_LH</text:p>
          </table:table-cell>
          <table:table-cell table:style-name="ce1" office:value-type="string" calcext:value-type="string">
            <text:p>/ZprimeToTprimeT_TprimeToWB_Zp3500Nar_Tp2100Nar_LH_TuneCUETP8M2T4_13TeV-madgraph-pythia8_V2/RunIISummer16MiniAODv2-PUMoriond17_80X_mcRun2_asymptotic_2016_TrancheIV_v6-v2/MINIAODSIM</text:p>
          </table:table-cell>
          <table:table-cell table:style-name="ce6" office:value-type="float" office:value="246897" calcext:value-type="float">
            <text:p>246897</text:p>
          </table:table-cell>
          <table:table-cell office:value-type="float" office:value="0.2502" calcext:value-type="float">
            <text:p>0.250200</text:p>
          </table:table-cell>
          <table:table-cell table:formula="of:=1/[.C36]" office:value-type="float" office:value="0.00000405027197576317" calcext:value-type="float">
            <text:p>0.00000405</text:p>
          </table:table-cell>
          <table:table-cell table:formula="of:=1/[.C36]*1000*[.D36]" office:value-type="float" office:value="0.00101337804833595" calcext:value-type="float">
            <text:p>0.0010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500Wid_Tp2100Nar_LH</text:p>
          </table:table-cell>
          <table:table-cell office:value-type="string" calcext:value-type="string">
            <text:p>/ZprimeToTprimeT_TprimeToWB_Zp3500WID_Tp2100Nar_LH_TuneCUETP8M2T4_13TeV-madgraph-pythia8_V2/RunIISummer16MiniAODv2-PUMoriond17_80X_mcRun2_asymptotic_2016_TrancheIV_v6-v2/MINIAODSIM</text:p>
          </table:table-cell>
          <table:table-cell table:style-name="ce5" office:value-type="float" office:value="233387" calcext:value-type="float">
            <text:p>233387</text:p>
          </table:table-cell>
          <table:table-cell office:value-type="float" office:value="0.005958" calcext:value-type="float">
            <text:p>0.005958</text:p>
          </table:table-cell>
          <table:table-cell table:formula="of:=1/[.C37]" office:value-type="float" office:value="0.00000428472879809073" calcext:value-type="float">
            <text:p>0.00000428</text:p>
          </table:table-cell>
          <table:table-cell table:formula="of:=1/[.C37]*1000*[.D37]" office:value-type="float" office:value="0.0000255284141790245" calcext:value-type="float">
            <text:p>0.00002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500Nar_Tp2500Nar_LH</text:p>
          </table:table-cell>
          <table:table-cell table:style-name="ce4" office:value-type="string" calcext:value-type="string">
            <text:p>/ZprimeToTprimeT_TprimeToWB_Zp3500Nar_Tp2500Nar_LH_TuneCUETP8M2T4_13TeV-madgraph-pythia8_V2/RunIISummer16MiniAODv2-PUMoriond17_80X_mcRun2_asymptotic_2016_TrancheIV_v6-v2/MINIAODSIM</text:p>
          </table:table-cell>
          <table:table-cell table:style-name="ce5" office:value-type="float" office:value="248230" calcext:value-type="float">
            <text:p>248230</text:p>
          </table:table-cell>
          <table:table-cell office:value-type="float" office:value="0.1562" calcext:value-type="float">
            <text:p>0.156200</text:p>
          </table:table-cell>
          <table:table-cell table:formula="of:=1/[.C38]" office:value-type="float" office:value="0.00000402852193530194" calcext:value-type="float">
            <text:p>0.00000403</text:p>
          </table:table-cell>
          <table:table-cell table:formula="of:=1/[.C38]*1000*[.D38]" office:value-type="float" office:value="0.000629255126294163" calcext:value-type="float">
            <text:p>0.00062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3500Wid_Tp2500Nar_LH</text:p>
          </table:table-cell>
          <table:table-cell table:style-name="ce4" office:value-type="string" calcext:value-type="string">
            <text:p>/ZprimeToTprimeT_TprimeToWB_Zp3500WID_Tp2500Nar_LH_TuneCUETP8M2T4_13TeV-madgraph-pythia8_V2/RunIISummer16MiniAODv2-PUMoriond17_80X_mcRun2_asymptotic_2016_TrancheIV_v6-v2/MINIAODSIM</text:p>
          </table:table-cell>
          <table:table-cell table:style-name="ce5" office:value-type="float" office:value="246359" calcext:value-type="float">
            <text:p>246359</text:p>
          </table:table-cell>
          <table:table-cell office:value-type="float" office:value="0.003081" calcext:value-type="float">
            <text:p>0.003081</text:p>
          </table:table-cell>
          <table:table-cell table:formula="of:=1/[.C39]" office:value-type="float" office:value="0.00000405911697969224" calcext:value-type="float">
            <text:p>0.00000406</text:p>
          </table:table-cell>
          <table:table-cell table:formula="of:=1/[.C39]*1000*[.D39]" office:value-type="float" office:value="0.0000125061394144318" calcext:value-type="float">
            <text:p>0.0000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4000Nar_Tp2100Nar_LH</text:p>
          </table:table-cell>
          <table:table-cell office:value-type="string" calcext:value-type="string">
            <text:p>/ZprimeToTprimeT_TprimeToWB_Zp4000Nar_Tp2100Nar_LH_TuneCUETP8M2T4_13TeV-madgraph-pythia8_V2/RunIISummer16MiniAODv2-PUMoriond17_80X_mcRun2_asymptotic_2016_TrancheIV_v6-v3/MINIAODSIM</text:p>
          </table:table-cell>
          <table:table-cell table:style-name="ce5" office:value-type="float" office:value="236624" calcext:value-type="float">
            <text:p>236624</text:p>
          </table:table-cell>
          <table:table-cell office:value-type="float" office:value="0.1027" calcext:value-type="float">
            <text:p>0.102700</text:p>
          </table:table-cell>
          <table:table-cell table:formula="of:=1/[.C40]" office:value-type="float" office:value="0.00000422611400365136" calcext:value-type="float">
            <text:p>0.00000423</text:p>
          </table:table-cell>
          <table:table-cell table:formula="of:=1/[.C40]*1000*[.D40]" office:value-type="float" office:value="0.000434021908174995" calcext:value-type="float">
            <text:p>0.0004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4000Wid_Tp2100Nar_LH</text:p>
          </table:table-cell>
          <table:table-cell office:value-type="string" calcext:value-type="string">
            <text:p>/ZprimeToTprimeT_TprimeToWB_Zp4000WID_Tp2100Nar_LH_TuneCUETP8M2T4_13TeV-madgraph-pythia8_V2/RunIISummer16MiniAODv2-PUMoriond17_80X_mcRun2_asymptotic_2016_TrancheIV_v6-v2/MINIAODSIM</text:p>
          </table:table-cell>
          <table:table-cell table:style-name="ce5" office:value-type="float" office:value="243504" calcext:value-type="float">
            <text:p>243504</text:p>
          </table:table-cell>
          <table:table-cell office:value-type="float" office:value="0.003129" calcext:value-type="float">
            <text:p>0.003129</text:p>
          </table:table-cell>
          <table:table-cell table:formula="of:=1/[.C41]" office:value-type="float" office:value="0.00000410670871936395" calcext:value-type="float">
            <text:p>0.00000411</text:p>
          </table:table-cell>
          <table:table-cell table:formula="of:=1/[.C41]*1000*[.D41]" office:value-type="float" office:value="0.0000128498915828898" calcext:value-type="float">
            <text:p>0.0000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4000Nar_Tp2500Nar_LH</text:p>
          </table:table-cell>
          <table:table-cell office:value-type="string" calcext:value-type="string">
            <text:p>/ZprimeToTprimeT_TprimeToWB_Zp4000Nar_Tp2500Nar_LH_TuneCUETP8M2T4_13TeV-madgraph-pythia8_V2/RunIISummer16MiniAODv2-PUMoriond17_80X_mcRun2_asymptotic_2016_TrancheIV_v6-v3/MINIAODSIM</text:p>
          </table:table-cell>
          <table:table-cell table:style-name="ce5" office:value-type="float" office:value="244460" calcext:value-type="float">
            <text:p>244460</text:p>
          </table:table-cell>
          <table:table-cell office:value-type="float" office:value="0.07946" calcext:value-type="float">
            <text:p>0.079460</text:p>
          </table:table-cell>
          <table:table-cell table:formula="of:=1/[.C42]" office:value-type="float" office:value="0.00000409064877689602" calcext:value-type="float">
            <text:p>0.00000409</text:p>
          </table:table-cell>
          <table:table-cell table:formula="of:=1/[.C42]*1000*[.D42]" office:value-type="float" office:value="0.000325042951812157" calcext:value-type="float">
            <text:p>0.0003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4000Wid_Tp2500Nar_LH</text:p>
          </table:table-cell>
          <table:table-cell office:value-type="string" calcext:value-type="string">
            <text:p>/ZprimeToTprimeT_TprimeToWB_Zp4000WID_Tp2500Nar_LH_TuneCUETP8M2T4_13TeV-madgraph-pythia8_V2/RunIISummer16MiniAODv2-PUMoriond17_80X_mcRun2_asymptotic_2016_TrancheIV_v6-v2/MINIAODSIM</text:p>
          </table:table-cell>
          <table:table-cell table:style-name="ce5" office:value-type="float" office:value="244442" calcext:value-type="float">
            <text:p>244442</text:p>
          </table:table-cell>
          <table:table-cell office:value-type="float" office:value="0.001862" calcext:value-type="float">
            <text:p>0.001862</text:p>
          </table:table-cell>
          <table:table-cell table:formula="of:=1/[.C43]" office:value-type="float" office:value="0.0000040909500004091" calcext:value-type="float">
            <text:p>0.00000409</text:p>
          </table:table-cell>
          <table:table-cell table:formula="of:=1/[.C43]*1000*[.D43]" office:value-type="float" office:value="0.00000761734890076174" calcext:value-type="float">
            <text:p>0.0000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4000Nar_Tp3000Nar_LH</text:p>
          </table:table-cell>
          <table:table-cell office:value-type="string" calcext:value-type="string">
            <text:p>/ZprimeToTprimeT_TprimeToWB_Zp4000Nar_Tp3000Nar_LH_TuneCUETP8M2T4_13TeV-madgraph-pythia8_V2/RunIISummer16MiniAODv2-PUMoriond17_80X_mcRun2_asymptotic_2016_TrancheIV_v6-v3/MINIAODSIM</text:p>
          </table:table-cell>
          <table:table-cell table:style-name="ce5" office:value-type="float" office:value="245912" calcext:value-type="float">
            <text:p>245912</text:p>
          </table:table-cell>
          <table:table-cell office:value-type="float" office:value="0.04446" calcext:value-type="float">
            <text:p>0.044460</text:p>
          </table:table-cell>
          <table:table-cell table:formula="of:=1/[.C44]" office:value-type="float" office:value="0.00000406649533166336" calcext:value-type="float">
            <text:p>0.00000407</text:p>
          </table:table-cell>
          <table:table-cell table:formula="of:=1/[.C44]*1000*[.D44]" office:value-type="float" office:value="0.000180796382445753" calcext:value-type="float">
            <text:p>0.0001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>
          <table:table-cell table:style-name="ce1" office:value-type="string" calcext:value-type="string">
            <text:p>ZprimeToTprimeT_TprimeToWB_Zp4000Wid_Tp3000Nar_LH</text:p>
          </table:table-cell>
          <table:table-cell office:value-type="string" calcext:value-type="string">
            <text:p>/ZprimeToTprimeT_TprimeToWB_Zp4000WID_Tp3000Nar_LH_TuneCUETP8M2T4_13TeV-madgraph-pythia8_V2/RunIISummer16MiniAODv2-PUMoriond17_80X_mcRun2_asymptotic_2016_TrancheIV_v6-v2/MINIAODSIM</text:p>
          </table:table-cell>
          <table:table-cell table:style-name="ce5" office:value-type="float" office:value="245370" calcext:value-type="float">
            <text:p>245370</text:p>
          </table:table-cell>
          <table:table-cell office:value-type="float" office:value="0.0008277" calcext:value-type="float">
            <text:p>0.000828</text:p>
          </table:table-cell>
          <table:table-cell table:formula="of:=1/[.C45]" office:value-type="float" office:value="0.00000407547784977789" calcext:value-type="float">
            <text:p>0.00000408</text:p>
          </table:table-cell>
          <table:table-cell table:formula="of:=1/[.C45]*1000*[.D45]" office:value-type="float" office:value="0.00000337327301626116" calcext:value-type="float">
            <text:p>0.00000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number:number-style style:name="N10122" number:language="en" number:country="US">
      <number:number number:decimal-places="0" loext:min-decimal-places="0" number:min-integer-digits="8"/>
    </number:number-style>
    <number:number-style style:name="N10123" number:language="en" number:country="US">
      <number:number number:decimal-places="2" loext:min-decimal-places="2" number:min-integer-digits="8"/>
    </number:number-style>
    <number:number-style style:name="N10124" number:language="en" number:country="US">
      <number:number number:decimal-places="6" loext:min-decimal-places="6" number:min-integer-digits="0"/>
    </number:number-style>
    <number:number-style style:name="N10125" number:language="en" number:country="US">
      <number:number number:decimal-places="8" loext:min-decimal-places="8" number:min-integer-digits="1"/>
    </number:number-style>
    <number:number-style style:name="N10126" number:language="en" number:country="US">
      <number:number number:decimal-places="4" loext:min-decimal-places="4" number:min-integer-digits="1"/>
    </number:number-style>
    <number:number-style style:name="N10127" number:language="en" number:country="US">
      <number:number number:decimal-places="6" loext:min-decimal-places="6" number:min-integer-digits="1"/>
    </number:number-style>
    <number:number-style style:name="N10128" number:language="en" number:country="US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.00.0000</text:date>, <text:time style:data-style-name="N2" text:time-value="19:29:22.4077592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4-23T19:37:55.821267468</dc:date>
    <meta:editing-duration>P8DT4H18M42S</meta:editing-duration>
    <meta:editing-cycles>29</meta:editing-cycles>
    <meta:generator>LibreOffice/5.1.6.2$Linux_X86_64 LibreOffice_project/10m0$Build-2</meta:generator>
    <meta:document-statistic meta:table-count="1" meta:cell-count="450" meta:object-count="0"/>
  </office:meta>
</office:document-meta>
</file>